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3.68mm"/>
    </style:style>
    <style:style style:name="co2" style:family="table-column">
      <style:table-column-properties fo:break-before="auto" style:column-width="9.15mm"/>
    </style:style>
    <style:style style:name="co3" style:family="table-column">
      <style:table-column-properties fo:break-before="auto" style:column-width="29.7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ext-properties style:font-name="Liberation Serif"/>
    </style:style>
  </office:automatic-styles>
  <office:body>
    <office:spreadsheet>
      <table:calculation-settings table:case-sensitive="false" table:search-criteria-must-apply-to-whole-cell="false"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number-columns-repeated="2"/>
          <table:table-cell table:style-name="ce1"/>
          <table:table-cell table:style-name="ce2" office:value-type="string" calcext:value-type="string">
            <text:p>airfield</text:p>
          </table:table-cell>
          <table:table-cell table:formula="of:=COUNTIF([.C19:.C667];[.D1])" office:value-type="float" office:value="8" calcext:value-type="float">
            <text:p>8</text:p>
          </table:table-cell>
          <table:table-cell table:formula="of:=[.E1]*100/[.$E$11]" office:value-type="float" office:value="1.3986013986014" calcext:value-type="float">
            <text:p>1,3986013986014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bathroom</text:p>
          </table:table-cell>
          <table:table-cell table:formula="of:=COUNTIF([.C20:.C668];[.D2])" office:value-type="float" office:value="482" calcext:value-type="float">
            <text:p>482</text:p>
          </table:table-cell>
          <table:table-cell table:formula="of:=[.E2]*100/[.$E$11]" office:value-type="float" office:value="84.2657342657343" calcext:value-type="float">
            <text:p>84,2657342657343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bedroom</text:p>
          </table:table-cell>
          <table:table-cell table:formula="of:=COUNTIF([.C21:.C669];[.D3])" office:value-type="float" office:value="25" calcext:value-type="float">
            <text:p>25</text:p>
          </table:table-cell>
          <table:table-cell table:formula="of:=[.E3]*100/[.$E$11]" office:value-type="float" office:value="4.37062937062937" calcext:value-type="float">
            <text:p>4,37062937062937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dining_room</text:p>
          </table:table-cell>
          <table:table-cell table:formula="of:=COUNTIF([.C22:.C670];[.D4])" office:value-type="float" office:value="6" calcext:value-type="float">
            <text:p>6</text:p>
          </table:table-cell>
          <table:table-cell table:formula="of:=[.E4]*100/[.$E$11]" office:value-type="float" office:value="1.04895104895105" calcext:value-type="float">
            <text:p>1,04895104895105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kitchen</text:p>
          </table:table-cell>
          <table:table-cell table:formula="of:=COUNTIF([.C23:.C671];[.D5])" office:value-type="float" office:value="39" calcext:value-type="float">
            <text:p>39</text:p>
          </table:table-cell>
          <table:table-cell table:formula="of:=[.E5]*100/[.$E$11]" office:value-type="float" office:value="6.81818181818182" calcext:value-type="float">
            <text:p>6,81818181818182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living_room</text:p>
          </table:table-cell>
          <table:table-cell table:formula="of:=COUNTIF([.C24:.C672];[.D6])" office:value-type="float" office:value="1" calcext:value-type="float">
            <text:p>1</text:p>
          </table:table-cell>
          <table:table-cell table:formula="of:=[.E6]*100/[.$E$11]" office:value-type="float" office:value="0.174825174825175" calcext:value-type="float">
            <text:p>0,174825174825175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no object found </text:p>
          </table:table-cell>
          <table:table-cell table:formula="of:=COUNTIF([.C25:.C673];[.D7])" office:value-type="float" office:value="76" calcext:value-type="float">
            <text:p>76</text:p>
          </table:table-cell>
          <table:table-cell table:formula="of:=[.E7]*100/[.$E$10]" office:value-type="float" office:value="11.7283950617284" calcext:value-type="float">
            <text:p>11,7283950617284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nursery</text:p>
          </table:table-cell>
          <table:table-cell table:formula="of:=COUNTIF([.C26:.C674];[.D8])" office:value-type="float" office:value="5" calcext:value-type="float">
            <text:p>5</text:p>
          </table:table-cell>
          <table:table-cell table:formula="of:=[.E8]*100/[.$E$11]" office:value-type="float" office:value="0.874125874125874" calcext:value-type="float">
            <text:p>0,874125874125874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office</text:p>
          </table:table-cell>
          <table:table-cell table:formula="of:=COUNTIF([.C27:.C675];[.D9])" office:value-type="float" office:value="6" calcext:value-type="float">
            <text:p>6</text:p>
          </table:table-cell>
          <table:table-cell table:formula="of:=[.E9]*100/[.$E$11]" office:value-type="float" office:value="1.04895104895105" calcext:value-type="float">
            <text:p>1,04895104895105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formula="of:=SUM([.E1:.E9])" office:value-type="float" office:value="648" calcext:value-type="float">
            <text:p>648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formula="of:=[.E10]-[.E7]" office:value-type="float" office:value="572" calcext:value-type="float">
            <text:p>572</text:p>
          </table:table-cell>
          <table:table-cell/>
        </table:table-row>
        <table:table-row table:style-name="ro1" table:number-rows-repeated="7">
          <table:table-cell table:number-columns-repeated="2"/>
          <table:table-cell table:style-name="ce1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10305095_c9326ed36b.jpg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air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2189155520_8773514454(1).jpg'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37A-Badkamer-1.jpg'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alegriabadkamer2.jpg'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Alegriabadkamer3.jpg'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badkamer(1).jpg'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badkamer(1)x.jpg'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badkamer(1)xx.jpg'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badkamer(2).jpg'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badkamer(2)xx.jpg'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bathroom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'badkamer(5).jpg'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badkamer(6).jpg'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badkamer(7).jpg'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badkamer(8).jpg'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badkamer(9).jpg'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badkamer1(1).jpg'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badkamer1(2).jpg'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badkamer2(1).jpg'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badkamer3(1).jpg'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badkamer3(2).jpg'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badkamer3(3).jpg'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Badkameropgeknapt.jpg'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badkamers013.jpg'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bathroom(1).jpg'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'bathroom(2).jpg'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4441207_bd5c3ac6d0.j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2178382_4758edc43e.jp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33242563_a59f2e745a.jp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45931176_497f6f7316.jp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4739231_daf0dc441b.jp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7430700_794ae6466d.jp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91721103_284f6524a0.jp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96626894_8c5621c3ba.jp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5219034_ecfffa2426.jp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5949261_f61641493b.jp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2428091_251a240ea6.jp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437962_d3b3a43ada.jp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437963_1e2f78e38b.jp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9332845_8840f746aa.jp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9390597_a0a9a5093a.jp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9390855_a9d811d200.jp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9490449_9ca7d6723c.j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9555749_3730e2e735.jp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9571863_ad50e4ded8.jp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60187610_e701ef9d70.jp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60196860_f00a4deaf7.jpg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air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60219146_0f3652de97.jp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60219258_1320bb383a.jp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60245184_7342d995f7.j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60253974_7ed86887e2.jp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60346676_9ce626cf89.j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60411908_2ee6d7a9f0.jp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60412354_572f20a57f.jp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85418946_78fe13d2f5.jp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8775592_8fea2ba15c.j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9510429_d08440312d.j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1324741_455c31e7f8.jp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29923528_3e19709277.jp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3517550_1dd00754a8.jp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36181901_5ee2e5c81f.jp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3837494_f1da622d39.jp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3988041_14a0bcf8af.jpg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5082841_1214012916.jp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69604614_f5484795f6.jp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82136305_180c19b1f3.jp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9035876_ef599d7b71.jp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urs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03290959_32161fbfd2.jpg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04167442_0a01214d8c.jp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0855744_8ae3438c83.jpg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33_badkamer_oud_1.jpg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4000856_18bc142cd8.jp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47696243_a60d288828.jpg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49789099_e8e411922b.jp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5342084_cbd9ffc463.jp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63509134_60dfbbfe19.jp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73900890_e66252e2bb.jpg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73902338_bcc39bfbf1.jpg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84850974_cc8f9a5a92.jpg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91755297_4cdd7a9a73.jpg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9312545_3919dd36b5.jp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9668008_c1850b1069.jp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00054199_a68cd1cb30.jpg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10576140_df83049331.jp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17286941_7790cb8d5f.jp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30128871_70559365f1.jp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40365207_f2dbb7e4ff.jpg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44356198_ef1caf40ab.jp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49952641_277ed82405.jp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5264355_29662ee3b1.jp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52975183_d411f83e82.jpg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52975255_81b3543723.jpg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53057505_133bad5a9b.jpg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53057617_c712e7e201.jpg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53149053_b63907951f.jpg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53149349_b997c9c6a0.jpg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53841012_2911c4c12c.jpg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53841716_a112b60527.jp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53842026_c02f4a3278.jpg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53923798_76aa594b87.jp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53923874_1edd9cbe83.jp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53924270_d735ce518c.jpg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54036972_24694a11c6.jp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54037082_da601bfe2a.jpg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54051622_2991688dce.jp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6299941_f877ced46b.jpg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6672063_54f135a2ab.jpg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68581797_057613bf5d.jpg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7369107_92f667e831.jpg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74537060_1b3d402f22.jpg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8211400_1c23ecde4f.jpg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92024559_92743933a9.jpg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932210_79e9f55ecc.jpg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0314035_7ed2f67b93.jpg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40821725_7cbc31bf6f.jpg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41062359_cd7b2724d6.jpg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02506197_6db4a9dc05.jpg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03393732_82565e95d3.jpg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083922_a16e3b413d.jpg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976849_0e117c7950.jpg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991679_69bfccf774.jp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2335619_79fb9919f0.jpg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3305102_8a66b8637b.jpg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497785_cd009528ca.jpg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89121252_028760e3b2.jp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09514777_f25b115ee3.jp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30816861_c9483095d3.jpg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30817421_6fc5446cfc.jp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31666808_796d977806.jpg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5226438_7581daa102.jpg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89742926_2f1e8d379c.jp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9075956_6917630188.jpg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0144994_3bcf84381a.jpg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16492505_39fcd35a24.jpg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17840718_bfb78e73be.jpg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35461228_c4223ee8b5.jpg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38953345_7f99247df0.jpg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435496_b5687fd4fb.jpg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435497_2408fbc1aa.jp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435498_7054f513b7.jpg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435499_e3a3f9ea9e.jpg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1051845_d55e19ae1a.jpg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455430_9392c4bb5d.jpg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5259721_244c61254c.jpg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36663033_1acc1bd357.jp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4153370_c88549963c.jp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72873.jpg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7147049_73d04a55ba.jpg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8041011032963306.jp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924609_0610386a8a.jp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924670_3823d66a6a.jpg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5916835_de81ac70d4.jp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9218316_e5b06af0d8.jpg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51591136_bda7c44879.jpg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51824872_dddafce7a2.jp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5282058_827768e31c.jpg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65416443_f4533e0026.jpg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7214345_ef2fdda4c9.jpg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72539149_53bf50c10e.jpg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7377463_80a6e3a7c8.jpg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74280370_7e83864d1d.jpg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74389823_e4b2796858.jpg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74577627_a576da1b37.jpg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76100734_1d7a1d431f.jpg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76641129_c44dfd800b.jp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82849602_e0b12fcd7b.jpg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83066590_817763ae0b.jpg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86588784_158d18224c.jpg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9330987_92a9b431be.jp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93596073_3fc65fafcd.jpg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9565916_31dab37c5c.jpg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98084593_d9d9e6b0af.jpg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0399384_e605bd1380.jp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11195889_a0a808116a.jpg</text:p>
          </table:table-cell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air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13031045_b7ec09b894.jpg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13663847_6674e715f0.jpg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19429704_a7f15e10ea.jpg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24971950_4549d2a1fd.jpg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3464841_77fd58230e.jpg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39144178_4b3dd698eb.jpg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41955170_fdec00f4e0.jpg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49669397_3c4c282ef9.jpg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49744619_82c0704cf1.jpg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5428050_80f82553ee.jpg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67541186_3f413e283a.jpg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7680501_07b0f616f2.jpg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78218948_32c43f71b3.jp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782491_150f36add9.jpg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79037340_6c3becdc1f.jpg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80661569_ca80bab356.jpg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83616409_40229b341b.jpg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84404048_eb95610ed6.jpg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86202879_1deb0e88fe.jpg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off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86320950_217251b8d6.jp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89155520_8773514454.jpg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90910061_df42ed7dc3.jpg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94021223_41874c3dc4.jpg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049990_d00848b52d.jpg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1656332_46508e138b.jpg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533415_2cdc640aac.jpg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5786006_f81dcba24a.jpg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606413_5274d40e72.jpg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7216559_6669664638.jp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09020602_b77565371d.jpg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1872464_998590ea0b.jpg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nurs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20980120_d1eecbbfb1.jpg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21909797_a6716b4c8f.jpg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27361784_186dbd4128.jpg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2931314_7a18507da5.jpg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4934491_ea08a3581a.jpg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4993051_3b30c00ea0.jpg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53040300_0605c5567c.jpg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56036641_81bbb044c2.jpg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57351072_33e45a9342.jp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59388556_051c7a27ce.jpg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63107725_f0b73cf4b9.jpg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68825655_e9281abbe2.jpg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77194898_4471c32508.jpg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77194980_99affe6e24.jpg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8805651_e8b7060f28.jpg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97403248_1d2480e88c.jpg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05446522_707f9ef93c.jpg</text:p>
          </table:table-cell>
          <table:table-cell office:value-type="float" office:value="199" calcext:value-type="float">
            <text:p>199</text:p>
          </table:table-cell>
          <table:table-cell table:style-name="ce1" office:value-type="string" calcext:value-type="string">
            <text:p>air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10909809_8000febaca.jp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12013548_9195628922.jpg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147_web_mil_normal_alt.jpg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24609371_4251554d72.jpg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24834455_81fb81425c.jpg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26099111_e085c15186.jpg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31617810_99f3a1eecd.jpg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40464405_7548f66697.jpg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46356249_ceb45e904e.jpg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52331792_7a862b043b.jpg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5297681_b29b2330ed.jpg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54031651_4a75ceb026.jpg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5544071_7178a00050.jpg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58301658_a753c413e0.jpg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59828808_dd0f864741.jp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60207177_1c509cfbca.jp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61993174_68a749b627.jp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62910075_3229492f3e.jpg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63086389_da76a095b4.jpg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64273_14d98e319e.jpg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64806496_60492114a1.jpg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66206881_78d61cc1f9.jpg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68127799_d86c0e34ac.jpg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75066228_b7787b26dd.jp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85488548_23829fccec.jpg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90509264_0e22cb0efa.jpg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04672272_373949ac77.jpg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06351522_911ba34379.jpg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1616933_64f88fdc8b.jpg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1616936_994308f001.jpg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16278401_ba885f4ec3.jpg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18809248_ea23c16a5f.jpg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20745486_355785fee9.jpg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24442608_9421803e25.jpg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3409695_18ab686206.jpg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38792926_d92488c072.jpg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47190325_b5ae282315.jpg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55060681_2e1d96b785.jpg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55061755_c3a4a83147.jpg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55067095_d00e9d0886.jpg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55067707_d7d3a86a5e.jpg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55893498_3d286598ee.jpg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55897822_47201bc427.jpg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55904360_faacf04957.jpg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55907462_846d174258.jpg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64406349_6819f174ff.jpg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64406485_8a19639d86.jpg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79026946_5f4b93db9b.jpg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79906885_bda70904bb.jpg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85948692_a999b191f9.jpg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88411223_97c34c008b.jpg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88445985_9ec0a59690.jpg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89260168_1e944f4f35.jpg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92498521_7f5cf8a730.jpg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953865_7a0366fbfe.jpg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98708879_8f0e5000cc.jpg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2156525_6d0cf9e571.jpg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10420303_85ccdafc39.jpg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10421431_71acd71518.jpg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10848610_a68e4bcd6d.jpg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11253336_69891ee2f7.jpg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din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11254448_08e08334b7.jpg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16352204_d686b49536.jpg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17204447_4768818b1d.jpg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18328458_de5a3eccc8.jpg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24014136_6e02a5f0ae.jpg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din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37703282_6f28a82b61.jpg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53273334_102f4e5512.jpg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62632977_90a73b0179.jpg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63188376_126f6bfe86.jpg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69395724_335f7146ba.jpg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71174964_b824093138.jpg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76295783_db7a485b74.jpg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77217818_72195e9d68.jpg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77219922_45dd0b5d74.jpg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8192187_ac415ef58b.jpg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91786412_daecd94f5d.jpg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92160051_41c8a866bb.jpg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9316619_7b32494f64.jpg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95301466_7788ba7446.jpg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9832079_387fe9cf4f.jpg</text:p>
          </table:table-cell>
          <table:table-cell office:value-type="float" office:value="281" calcext:value-type="float">
            <text:p>281</text:p>
          </table:table-cell>
          <table:table-cell table:style-name="ce1" office:value-type="string" calcext:value-type="string">
            <text:p>air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9832118_565f374039.jpg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00223995_7520701510.jpg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09264560_cf53822259.jpg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09829793_7b675390f1.jpg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09960489_a59728b6aa.jpg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10111899_c98edaf6a0.jpg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10793234_98f4c1da06.jpg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13267503_691d4c689f.jpg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13269469_0221d59c34.jpg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13271639_300017fdbb.jpg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13273633_bdd6edaea6.jpg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14091890_c101f63397.jpg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14092822_33aa53ab47.jpg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14094868_2f9b7e6f7f.jpg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14097688_9ef51fc325.jpg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nurs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14098654_06abf2e54f.jpg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14101638_2a4eb95f9e.jpg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nurs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14108016_212f2c003d.jpg</text:p>
          </table:table-cell>
          <table:table-cell office:value-type="float" office:value="299" calcext:value-type="float">
            <text:p>299</text:p>
          </table:table-cell>
          <table:table-cell table:style-name="ce1" office:value-type="string" calcext:value-type="string">
            <text:p>air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14112966_52511df0ac.jp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15035560_b081906027.jpg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19491703_660bb02d22.jpg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38202909_93a68a18a0.jpg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39011755_5c70930f67.jpg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42958657_dd1e63c685.jpg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4448940_8057209a8e.jpg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45958555_53e989c82b.jpg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47717660_8377308f33.jpg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55476280_dc4656c454.jpg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56917209_815d8dfeaf.jpg</text:p>
          </table:table-cell>
          <table:table-cell office:value-type="float" office:value="310" calcext:value-type="float">
            <text:p>310</text:p>
          </table:table-cell>
          <table:table-cell table:style-name="ce1" office:value-type="string" calcext:value-type="string">
            <text:p>air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61099966_f9bf176ef0.jpg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64802898_5fa325953e.jpg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79754404_b8cf990cbe.jpg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84453024_16cd501572.jpg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88634891_bc1b899942.jpg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90320933_584029b84d.jpg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92189766_f05eed79f2.jpg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44204869_6687053535.jpg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44204967_f3e0fa7a75.jpg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44205051_abd0ece0c5.jpg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44205545_eac813f9c8.jpg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45042180_3751c47397.jpg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45042292_07a783c8bc.jpg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45042406_33586487ea.jpg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45064504_b1c55c1cda.jpg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45066172_6d955fd52a.jpg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52451251_32aef97a20.jpg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60630487_a3b0d7e61e.jpg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61470906_312643c76d.jpg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62653331_ba0ce3d633.jpg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62657277_5652d4afd6.jpg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67082294_cf79a66a34.jpg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nurs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68432419_dcd818fabe.jpg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69279550_21f8f24bfb.jpg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82817122_f3165f2b8b.jpg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82817226_126d6b8823.jpg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82817568_ca47367bb8.jpg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84020600_06007aab2a.jpg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din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88269015_cc1744dce1.jpg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98758862_c0f910cd5b.jpg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0059879_8686238c6e.jpg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048546_ee959a8a33.jpg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15308824_6c437b36ae.jpg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19715258_498b42f8e6.jpg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2643630_649e785692.jpg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27190015_35dd528620.jpg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27247475_eecdacedae.jpg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27255067_e9f66c1227.jpg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27268135_5fe0c20330.jpg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27304565_b8593d8146.jpg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27353503_64b7f48077.jpg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28022124_8198f91aa7.jpg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28024654_462c07d474.jpg</text:p>
          </table:table-cell>
          <table:table-cell office:value-type="float" office:value="353" calcext:value-type="float">
            <text:p>353</text:p>
          </table:table-cell>
          <table:table-cell table:style-name="ce1" office:value-type="string" calcext:value-type="string">
            <text:p>airfie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28087710_95ae50d849.jpg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28137992_376006791b.jpg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28162018_72679f8bb0.jpg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28265620_7583d6a30a.jpg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40681335_0b5ee91ee0.jpg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45066888_9861a27732.jpg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46691926_a24df2e75a.jpg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48484265_6cdb630058.jpg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59360706_4a5cc75ba4.jpg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59492614_8a724d064a.jpg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64277217_c4c17af793.jpg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6517221_2316df7dde.jpg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68451387_d8d6fb9558.jpg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68758556_714104f7d2.jpg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7205228_81c17cc2f3.jpg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72095777_ac4d7f3765.jpg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72382932_88be7483c1.jpg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72901642_e19da89e16.jpg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76684584_c5ae543b3f.jpg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83483056_a5970a24ff.jpg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8362443_c085414684.jpg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93974632_4706a05bf3.jpg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97461229_9d40337dea.jpg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7444077_b5e1c9f4f5.jpg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8288600_34576be9a4.jpg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8288784_58b9dcfc1e.jpg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9105968_68ef56c54a.jpg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10123115_9c3b89bbce.jpg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10124379_4841e3d577.jpg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10188101_df97053bac.jpg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10969304_afe8556b1e.jpg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13662548_c82368b95a.jpg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18343613_b34aa9612e.jpg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19186524_094bcd6263.jpg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19193608_6fcb2f64ed.jpg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27643465_ba5665016a.jpg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33274326_26d2308cd1.jpg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43910643_00a0ee6ca9.jpg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48451978_77a6690793.jpg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51229657_b31945750a.jpg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52518795_323ba0743b.jpg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55609269_9b8699c3b0.jpg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6127576_db9eccbf1f.jpg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6129260_c5da739d8b.jpg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63623729_4263297ca6.jpg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70348500_4c3449c042.jpg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70348756_2209e40ee1.jpg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7202800_a591f852e0.jpg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75772148_7bd73dd2c0.jpg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7712553_aeab5ae2ce.jpg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8615856_0064c40181.jpg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88464264_f084512b48.jpg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93181925_ba9875fdba.jpg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96335460_fa1eac812b.jpg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6847645_4b0059207f.jpg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16995867_f7e10de2d1.jpg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16995885_8563fbb487.jpg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16995899_c7a2b54543.jpg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16995939_a928f53c57.jpg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17570349_4a2060ca87.jpg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19563658_781163658a.jpg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20491109_bf8cb5cca9.jpg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2102285_fada964f2b.jpg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21322756_60ff5ebede.jpg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din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3014480_00440cc4cf.jpg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32991422_09c4f248df.jpg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36571061_735fe1d6d2.jpg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36643270_b310691c63.jpg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44585203_c02589738a.jpg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45427348_30ffc65cc9.jpg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49137337_3e572f5964.jpg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53051354_74c1b914b8.jpg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55456234_24cf44f536.jpg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off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59883414_2ac2b19de3.jpg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din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64259502_a1f40cb74d.jpg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65559665_27e1d879d1.jpg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6893719_d8385d5f73.jpg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70632184_157af4f1db.jpg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70975732_59eb470ea3.jpg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71211032_838ef093f7.jpg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73141144_bc93dd9524.jpg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73181025_6060b0de3d.jpg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73447438_fcf749bf3c.jpg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75552899_ecb9ee8dc1.jpg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78135701_636838290d.jpg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80078666_61999a710b.jpg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82342183_ce5a34c8cb.jpg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86804795_4fdeacf3a4.jpg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91230776_15c6dfff56.jpg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01913964_35227d56e1.jpg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02382081_40a3ec3b74.jpg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02975504_c8699c733f.jpg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04601682_7b3f6b10fa.jpg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04603154_d99044a909.jpg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12241872_43bcc5882d.jpg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1330609_3839200336.jpg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138_277fa718fe.jpg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15952687_45e56778b6.jpg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2114811_589fdf32fd.jpg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23616148_43cfce28f1.jpg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24845157_cdcce51919.jpg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27659733_024fd2a08f.jpg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31550154_164913f8e6.jpg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41905939_7ec37b4d27.jpg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5824452_4529c6301c.jpg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62649298_bd35428665.jpg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64433881_8b578dd1d1.jpg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69069793_09f5c91a3f.jpg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69513267_e16e393896.jpg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7174888_cb55702cea.jpg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77466537_58b1a6e44e.jpg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89503541_346ffe051d.jpg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9224733_4540ec1814.jpg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95942363_ab6e536895.jpg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97485077_415a672c7d.jpg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6594271_e1d9a0bbdb.jpg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1365341_98584b3c9c.jpg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345108_32fd9ac332.jpg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7636303_2d5a93ec79.jpg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8540021_fef871d307.jpg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116898_5c4d61b887.jpg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liv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1191097_e0d5541802.jpg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7670339_f37d0084ae.jpg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7873632_65274022e7.jpg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8510074_f3437b2705.jpg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dining_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104172_ac02ba08ea.jpg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off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4682650_35f32ceade.jpg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158164_9f16b5ac74.jpg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2551809_50ae827da5.jpg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4703278_f5832a6847.jpg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7157117_e7677e888c.jpg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8422756_352b775429.jpg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9288466_bb065dab15.jpg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0946655_b8e52952ab.jpg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0960537_5487af506b.jpg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4059517_d0c1d1302f.jpg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7362775_6bd7bf183f.jpg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7650705_0c35b53cd4.jpg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2288753_8ba5f5389c.jpg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26179_448a2ad3b1.jpg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5413645_128e12ec06.jpg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6252571_6691eec458.jpg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7609122_8740799fae.jpg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2001141_f8044a2a1e.jp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4867062_d18fda1c63.jpg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6087455_0b20720117.jpg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6110623_30f05c065e.jpg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7293203_e5a6a37e03.jpg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7620079_1abccf7a76.jpg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211271_9fd265f322.jpg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3906277_f44194d879.jpg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691621_7118884b19.jpg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025588_8ac1db671d.jpg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2282934_4fa451339f.jpg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6412335_d7fb522885.jpg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7272210_6a8a588a97.jpg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8444137_d336e15710.jpg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8943445_295d5e992f.jpg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0684930_49f5e51434.jpg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1806554_8a4a412b36.jpg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4258873_a4c0d86cbb.jpg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4291519_50771b9853.jpg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5063223_399dd8754d.jpg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6259582_e76e8c84b2.jpg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7482732_58977ba0b0.jpg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7788283_0d600d2027.jpg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8135358_eedb8fa294.jpg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9318860_1b3ca77379.jpg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9318922_97848f12b0.jpg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0435116_a1fb3caee9.jpg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0471671_64c9c9492e.jpg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343277_969d405936.jpg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3309772_e506b3528c.jpg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5231240_ea09e8f71a.jpg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5239338_d0155b71b6.jpg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0640345_fba4c22c84.jpg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0642256_ecda0581f9.jpg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595768_d54496008d.jpg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off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8870784_a98bf17109.jpg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8870882_4e9430c05c.jpg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1521354_ffb722f951.jpg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217703_3cde2469b5.jpg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4077792_7916aa8152.jpg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7527693_72cb1c0224.jpg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1553064_b9e5f9acef.jpg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4275823_d63feb6678.jpg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5927949_9c348ad82d.jpg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913452_310ad5aeab.jpg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9729490_c6fba56f56.jpg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1531720_d040e45a98.jpg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5096864_6ae76e57f7.jpg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6969315_b4529ccb41.jpg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5946281_787f0c009a.jpg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5949101_b8c9e80c67.jpg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4088171_86589e516b.jpg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5300933_a499dfa9d5.jpg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97931_6f7de45166.jpg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2876640_4c7b042a42.jpg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5172616_90870afb63.jpg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7329127_dde48796e1.jpg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151940_4f099830c9.jpg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855460_3732cb10af.jpg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4131256_3bfe895da2.jpg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64078_cc989bf7fa.jpg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6500413_702ca63d58.jpg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9186972_63a358952c.jpg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8003721_7e6a11c1b0.jpg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124674_a574770ee0.jpg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3692433_4a04f2c247.jpg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7617268_bdac0aafff.jpg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8124402_c5ebfa9da7.jpg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off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525823_a012820963.jpg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6708200_587a329b00.jpg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516395_a34823bef2.jpg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5432503_df40a4c789.jpg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5624915_014b1e17cc.jpg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574598_ea23fe5d16.jpg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00990_063e87b157.jpg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8846794_7e7f953803.jpg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3915381_23391e8bca.jpg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7388338_87b3ce0c65.jpg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227810_4d0d25d5ba.jpg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41974_f16a56a683.jpg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9703588_87c8223509.jpg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710306_f5e410065e.jpg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7935502_13a704fce3.jpg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82953_1f79a7022b.jpg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6793_7387fc1707.jpg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76228_8fe53c8dfe.jpg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3770702_75c7a271f6.jpg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8112505_56559a2d17.jpg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4906253_903559b81e.jpg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1635349_8883190959.jpg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2384802_f68250a8d1.jpg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1739082_46c9584a32.jpg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87358871_194785f69d.jpg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9323681_039113fb87.jpg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4197015_db11834a02.jpg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47129158_1d9d8aff21.jpg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7364429_300893a8d0.jpg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82849134_0f966d0d88.jpg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adia_Badkamer.jpg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kamer_001.jpg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bed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kamer_02.jpg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kamer_8.jpg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kamer_9.jpg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kamer_jpg.jpg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kamer_mozaiek.jpg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kamer_toilet.jpg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kamer.1.jpg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kamer.jpg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kamer01.jpg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kamer1_700.jpg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kamer1.jpg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kamer1.jpg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kamer1005L.jpg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kamer15.jpg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kamer1xx.jpg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kamer2.jpg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kamer2.jpg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kamer2xx.jpg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kamer3.jpg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kamer4.jpg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kamer4xx.jpg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kamer5.jpg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kamer7.jpg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no object found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kamerBijSlaapkamer.jpg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off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kamerxx.jpg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kamerxxx.jpg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gno-p-s-nella-vasca.jpg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kitch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n.jpg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hroom-sink-area.jpg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hroom.jpg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hroom.jpg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erderij2007badkamer.jpg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bathroom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9:Sheet1.C66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.00.0000</text:date>, <text:time style:data-style-name="N2" text:time-value="00:05:53.148204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00:04:19.129973026</meta:creation-date>
    <dc:date>2019-05-11T00:46:38.293252182</dc:date>
    <meta:editing-duration>PT11M7S</meta:editing-duration>
    <meta:editing-cycles>2</meta:editing-cycles>
    <meta:generator>LibreOffice/6.0.7.3$Linux_X86_64 LibreOffice_project/00m0$Build-3</meta:generator>
    <meta:document-statistic meta:table-count="1" meta:cell-count="1976" meta:object-count="0"/>
  </office:meta>
</office:document-meta>
</file>